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3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ISAMISA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CESAR AUGUSTO REATEGUI DEL AGUI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P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EATEGUI DEL AGUILA, CESAR AUGUST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5</text:p>
          </table:table-cell>
        </table:table-row>
        <table:table-row>
          <table:table-cell table:style-name="Tabla1.A2" office:value-type="float" office:value="0">
            <text:p text:style-name="P1">POLLOS CRIOLLOS</text:p>
          </table:table-cell>
          <table:table-cell table:style-name="Tabla1.B2" office:value-type="string">
            <text:p text:style-name="P3">Cant.Cajas: <text:span text:style-name="T7">5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256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8:25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09:45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2:09:38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